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923cm"/>
    </style:style>
    <style:style style:name="co7" style:family="table-column">
      <style:table-column-properties fo:break-before="auto" style:column-width="2.309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3.08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, 4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, 4, 5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, 4, 5, 6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, 4, 5, 6, 7]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2, 1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4, 3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5, 4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4, 6, 5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4, 5, 7, 6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2, 1, 3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, 4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4, 3, 5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5, 4, 6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4, 6, 5, 7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2, 3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5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5, 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4, 6, 7, 5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3, 1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, 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5, 3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6, 4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4, 7, 5, 6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3, 2, 1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3, 2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4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6, 5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4, 7, 6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1, 3, 4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, 4, 5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4, 3, 5, 6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5, 4, 6, 7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1, 4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5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3, 6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5, 4, 7, 6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3, 1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4, 2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5, 3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5, 6, 4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3, 4, 1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5, 2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5, 6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5, 6, 7, 4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4, 1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5, 2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6, 3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5, 7, 4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4, 3, 1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4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6, 5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5, 7, 6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1, 2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, 2, 3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5, 3, 4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6, 4, 5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1, 4, 2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5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3, 6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6, 4, 7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2, 1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3, 2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4, 3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6, 5, 4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2, 4, 1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5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4, 6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6, 5, 7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4, 1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5, 2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6, 3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6, 7, 4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4, 2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3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6, 4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3, 6, 7, 5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1, 2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5, 2, 3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6, 3, 4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7, 4, 5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1, 3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4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3, 5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7, 4, 6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2, 1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3, 2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4, 3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7, 5, 4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2, 3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4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4, 5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3, 7, 5, 6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3, 1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4, 2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5, 3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3, 7, 6, 4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3, 2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3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5, 4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3, 7, 6, 5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3, 4, 5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, 4, 5, 6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4, 3, 5, 6, 7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3, 5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4, 6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3, 5, 7, 6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4, 3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5, 4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3, 6, 5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4, 5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5, 6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3, 6, 7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5, 3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6, 4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3, 7, 5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5, 4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6, 5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3, 7, 6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1, 4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4, 2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5, 3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1, 5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2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5, 3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4, 1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5, 2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5, 6, 3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4, 5, 1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5, 6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5, 6, 7, 3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5, 1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6, 2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5, 7, 3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5, 4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6, 5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5, 7, 6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1, 3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5, 2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6, 3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1, 5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2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6, 3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3, 1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4, 2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6, 5, 3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3, 5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4, 6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6, 5, 7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5, 1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6, 2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6, 7, 3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5, 3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6, 4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4, 6, 7, 5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1, 3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6, 2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7, 3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1, 4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2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7, 3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3, 1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4, 2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7, 5, 3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3, 4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4, 5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4, 7, 5, 6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4, 1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5, 2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4, 7, 6, 3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4, 3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5, 4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4, 7, 6, 5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2, 4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, 2, 3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5, 3, 4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2, 5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3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3, 4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4, 2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5, 3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3, 6, 4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4, 5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5, 6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3, 6, 7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5, 2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6, 3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3, 7, 4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5, 4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6, 5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3, 7, 6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1, 4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3, 2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4, 3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1, 5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2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4, 3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4, 1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5, 2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4, 6, 3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4, 5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5, 6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4, 6, 7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5, 1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6, 2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4, 7, 3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5, 4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6, 5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4, 7, 6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1, 2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5, 2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6, 3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1, 5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2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6, 3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2, 1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3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6, 4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2, 5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3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6, 4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5, 1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6, 2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6, 7, 3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5, 2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6, 3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5, 6, 7, 4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1, 2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6, 2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7, 3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1, 4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2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7, 3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2, 1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3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7, 4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2, 4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3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5, 7, 4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4, 1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5, 2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5, 7, 6, 3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4, 2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5, 3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5, 7, 6, 4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2, 3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5, 2, 3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6, 3, 4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2, 5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3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3, 4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3, 2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4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3, 5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3, 5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4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3, 5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5, 2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6, 3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3, 7, 4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5, 3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6, 4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3, 7, 5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1, 3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3, 2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4, 3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1, 5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2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4, 3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3, 1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4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4, 5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3, 5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4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4, 5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5, 1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6, 2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4, 7, 3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5, 3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6, 4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4, 7, 5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1, 2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4, 2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5, 3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1, 5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2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5, 3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2, 1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3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5, 4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2, 5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3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5, 4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5, 1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6, 2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5, 7, 3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5, 2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6, 3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6, 5, 7, 4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1, 2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6, 2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7, 3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1, 3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2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7, 3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2, 1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3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7, 4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2, 3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3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6, 7, 4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3, 1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4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6, 7, 5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3, 2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4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6, 7, 5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2, 3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6, 2, 3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7, 3, 4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2, 4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3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7, 3, 4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3, 2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4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7, 3, 5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3, 4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4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3, 5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4, 2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5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3, 6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4, 3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5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3, 6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1, 3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3, 2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7, 4, 3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1, 4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2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4, 3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3, 1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4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4, 5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3, 4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4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4, 5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4, 1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5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4, 6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4, 3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5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4, 6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1, 2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4, 2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5, 3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1, 4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2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5, 3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2, 1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3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5, 4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2, 4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3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5, 4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4, 1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5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5, 6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4, 2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5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7, 5, 6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1, 2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5, 2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6, 3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1, 3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2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6, 3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2, 1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3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6, 4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2, 3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3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7, 6, 4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3, 1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4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7, 6, 5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3, 2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4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2, 7, 6, 5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4, 5, 6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, 4, 5, 6, 7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4, 6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4, 5, 7, 6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5, 4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4, 6, 5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5, 6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4, 6, 7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6, 4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4, 7, 5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6, 5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4, 7, 6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3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5, 4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3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5, 4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5, 3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5, 6, 4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5, 6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5, 6, 7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6, 3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5, 7, 4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6, 5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5, 7, 6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3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6, 4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3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6, 4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4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6, 5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4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6, 5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6, 3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6, 7, 4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6, 4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2, 6, 7, 5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3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7, 4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3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7, 4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4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7, 5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4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2, 7, 5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5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2, 7, 6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5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2, 7, 6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4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4, 2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4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2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5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2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5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2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6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2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6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2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1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5, 2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1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5, 2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5, 1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5, 6, 2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5, 6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5, 6, 7, 2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6, 1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5, 7, 2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6, 5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5, 7, 6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1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6, 2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1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6, 2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4, 1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6, 5, 2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4, 6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6, 5, 7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6, 1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6, 7, 2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6, 4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4, 6, 7, 5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1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7, 2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1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7, 2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4, 1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7, 5, 2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4, 5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4, 7, 5, 6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5, 1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4, 7, 6, 2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5, 4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4, 7, 6, 5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3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5, 2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3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2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5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2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5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2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6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2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6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2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1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4, 2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1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4, 2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5, 1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4, 6, 2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5, 6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4, 6, 7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6, 1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4, 7, 2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6, 5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4, 7, 6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1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6, 2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1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6, 2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3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6, 4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3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6, 4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6, 1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6, 7, 2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6, 3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5, 6, 7, 4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1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7, 2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1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7, 2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3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7, 4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3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5, 7, 4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5, 1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5, 7, 6, 2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5, 3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5, 7, 6, 4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3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6, 2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3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2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4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2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4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2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6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2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6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2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1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4, 2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1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4, 2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4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4, 5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4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4, 5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6, 1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4, 7, 2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6, 4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4, 7, 5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1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5, 2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1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5, 2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3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5, 4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3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5, 4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6, 1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5, 7, 2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6, 3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6, 5, 7, 4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1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7, 2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1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7, 2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3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7, 4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3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6, 7, 4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4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6, 7, 5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4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3, 6, 7, 5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3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7, 2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3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7, 2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4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7, 2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4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2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5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2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5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2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1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7, 4, 2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1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4, 2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4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4, 5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4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4, 5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5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4, 6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5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4, 6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1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5, 2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1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5, 2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3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5, 4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3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5, 4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5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5, 6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5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3, 7, 5, 6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1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6, 2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1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6, 2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3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6, 4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3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3, 7, 6, 4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4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3, 7, 6, 5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4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3, 7, 6, 5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4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, 2, 3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4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3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5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3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5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3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6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3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6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3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2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5, 3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2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5, 3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5, 2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5, 6, 3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5, 6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5, 6, 7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6, 2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5, 7, 3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6, 5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5, 7, 6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2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6, 3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2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6, 3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4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6, 5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4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6, 5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6, 2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6, 7, 3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6, 4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2, 6, 7, 5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2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7, 3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2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7, 3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4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7, 5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4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2, 7, 5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5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2, 7, 6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5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2, 7, 6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4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3, 2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4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2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5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2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5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2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6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2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6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2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1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5, 2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1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5, 2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5, 1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5, 6, 2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5, 6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5, 6, 7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6, 1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5, 7, 2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6, 5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5, 7, 6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1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6, 2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1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6, 2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4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6, 5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4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6, 5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6, 1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6, 7, 2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6, 4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3, 6, 7, 5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1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7, 2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1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7, 2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4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7, 5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4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3, 7, 5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5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3, 7, 6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5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3, 7, 6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2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5, 2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2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2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5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2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5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2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6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2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6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2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1, 5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3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1, 6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3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5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3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5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3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6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3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6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3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1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6, 2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1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6, 2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2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6, 3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2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6, 3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6, 1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6, 7, 2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6, 2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5, 6, 7, 3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1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7, 2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1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7, 2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2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7, 3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2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5, 7, 3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5, 1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5, 7, 6, 2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5, 2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5, 7, 6, 3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2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6, 2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2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2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4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2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4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2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6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2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6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2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1, 4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3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1, 6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3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4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3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4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3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6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3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6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3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1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5, 2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1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5, 2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2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5, 3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2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5, 3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6, 1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5, 7, 2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6, 2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6, 5, 7, 3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1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7, 2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1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7, 2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2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7, 3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2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6, 7, 3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4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6, 7, 5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4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4, 6, 7, 5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2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7, 2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2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7, 2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4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7, 2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4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2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5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2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5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2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1, 4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7, 3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1, 5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3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4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3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4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3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5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3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5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3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1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5, 2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1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5, 2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2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5, 3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2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5, 3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5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5, 6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5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4, 7, 5, 6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1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6, 2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1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6, 2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2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6, 3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2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4, 7, 6, 3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4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4, 7, 6, 5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4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4, 7, 6, 5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3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5, 2, 3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3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3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5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3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5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3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6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3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6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3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2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4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2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4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5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4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5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4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6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4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6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4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2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6, 3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2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6, 3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3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6, 4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3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6, 4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6, 2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6, 7, 3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6, 3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2, 6, 7, 4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2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7, 3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2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7, 3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3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7, 4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3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2, 7, 4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5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2, 7, 6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5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2, 7, 6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3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3, 2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3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2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5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2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5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2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6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2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6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2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1, 5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4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1, 6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4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5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4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5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4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6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4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6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4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1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6, 2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1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6, 2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3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6, 4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3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6, 4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6, 1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6, 7, 2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6, 3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3, 6, 7, 4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1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7, 2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1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7, 2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3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7, 4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3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3, 7, 4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5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3, 7, 6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5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3, 7, 6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2, 5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4, 2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2, 6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2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5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2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5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2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6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2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6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2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1, 5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3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1, 6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3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5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3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5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3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6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3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6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3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1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6, 2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1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6, 2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2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6, 3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2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6, 3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6, 1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6, 7, 2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6, 2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4, 6, 7, 3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1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7, 2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1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7, 2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2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7, 3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2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4, 7, 3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5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4, 7, 6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5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4, 7, 6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2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6, 2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2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2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3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2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3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2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6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2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6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2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1, 3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3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1, 6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3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3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3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3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3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6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3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6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3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1, 2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4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1, 6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4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2, 1, 6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4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2, 6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4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6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4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6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6, 4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1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7, 2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1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7, 2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2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7, 3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2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6, 7, 3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3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6, 7, 4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3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5, 6, 7, 4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2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7, 2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2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7, 2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3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7, 2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3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2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5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2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5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2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1, 3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7, 3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1, 5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3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3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3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3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3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5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3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5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3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1, 2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4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1, 5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4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2, 1, 5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4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2, 5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4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5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4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5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5, 7, 4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1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6, 2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1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6, 2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2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6, 3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2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5, 7, 6, 3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3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5, 7, 6, 4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3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5, 7, 6, 4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3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6, 2, 3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3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3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4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3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4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3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6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3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6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3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2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4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2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4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4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4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4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4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6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4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6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4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2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5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2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5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3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5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3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5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6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5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6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2, 5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2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7, 3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2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7, 3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3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7, 4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3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2, 7, 4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4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2, 7, 5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4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2, 7, 5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3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3, 2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3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2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4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2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4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2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6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2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6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2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1, 4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4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1, 6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4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4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4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4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4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6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4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6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4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1, 3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5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1, 6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5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3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5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3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5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6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5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6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3, 5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1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7, 2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1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7, 2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3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7, 4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3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3, 7, 4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4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3, 7, 5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4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3, 7, 5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2, 4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4, 2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2, 6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2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4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2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4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2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6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2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6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2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1, 4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3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1, 6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3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4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3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4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3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6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3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6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3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1, 2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5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1, 6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5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2, 1, 6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5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2, 6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5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6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5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6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4, 5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1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7, 2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1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7, 2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2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7, 3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2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4, 7, 3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4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4, 7, 5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4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4, 7, 5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2, 3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5, 2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2, 6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2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3, 2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2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3, 6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2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6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2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6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2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1, 3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3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1, 6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3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3, 1, 6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3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3, 6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3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6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3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6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3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1, 2, 6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4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1, 6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4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2, 1, 6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4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2, 6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4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6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4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6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5, 4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1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7, 2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1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7, 2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2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7, 3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2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5, 7, 3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3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5, 7, 4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3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6, 5, 7, 4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2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7, 2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2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7, 2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3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7, 2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3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2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4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2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4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2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1, 3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7, 3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1, 4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3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3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3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3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3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4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3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4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3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1, 2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4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1, 4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4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2, 1, 4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4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2, 4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4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4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4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4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6, 7, 4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1, 2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5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1, 3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5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2, 1, 3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5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2, 3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6, 7, 5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3, 1, 2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6, 7, 5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3, 2, 1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6, 7, 5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3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7, 2, 3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3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7, 2, 3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4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7, 2, 3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4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3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5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3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5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3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2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7, 2, 4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2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4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4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4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4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4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5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4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5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4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2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5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2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5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3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5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3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5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5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5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5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2, 5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2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6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2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6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3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6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3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2, 6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4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2, 6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4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2, 6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3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7, 3, 2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3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3, 2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4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3, 2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4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2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5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2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5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2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1, 4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3, 4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1, 5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4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4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4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4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4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5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4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5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4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1, 3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5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1, 5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5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3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5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3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5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5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5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5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3, 5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1, 3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6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1, 4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6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3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6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3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3, 6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4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3, 6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4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3, 6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2, 4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4, 2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2, 5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4, 2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4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4, 2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4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2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5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2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5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2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1, 4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4, 3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1, 5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3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4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3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4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3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5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3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5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3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1, 2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5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1, 5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5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2, 1, 5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5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2, 5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5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5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5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5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4, 5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1, 2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6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1, 4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6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2, 1, 4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6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2, 4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4, 6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4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4, 6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4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4, 6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2, 3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5, 2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2, 5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5, 2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3, 2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5, 2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3, 5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2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5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2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5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2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1, 3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5, 3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1, 5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3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3, 1, 5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3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3, 5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3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5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3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5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3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1, 2, 5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4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1, 5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4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2, 1, 5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4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2, 5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4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5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4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5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5, 4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1, 2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6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1, 3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6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2, 1, 3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6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2, 3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5, 6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3, 1, 2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5, 6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3, 2, 1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7, 5, 6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2, 3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6, 2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2, 4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6, 2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3, 2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6, 2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3, 4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2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4, 2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2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4, 3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2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1, 3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6, 3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1, 4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3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3, 1, 4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3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3, 4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3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4, 1, 3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3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4, 3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3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1, 2, 4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4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1, 4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4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2, 1, 4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4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2, 4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4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4, 1, 2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4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4, 2, 1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7, 6, 4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1, 2, 3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5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1, 3, 2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5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2, 1, 3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5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2, 3, 1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7, 6, 5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3, 1, 2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7, 6, 5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3, 2, 1]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 7, 6, 5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4, 5, 6, 7] </text:p>
          </table:table-cell>
          <table:table-cell office:value-type="float" office:value="1" calcext:value-type="float">
            <text:p>1</text:p>
          </table:table-cell>
          <table:table-cell/>
          <table:table-cell table:formula="of:=FACT(6)" office:value-type="float" office:value="720" calcext:value-type="float">
            <text:p>72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2, 1, 3, 4, 5, 7, 6] </text:p>
          </table:table-cell>
          <table:table-cell office:value-type="float" office:value="2" calcext:value-type="float">
            <text:p>2</text:p>
          </table:table-cell>
          <table:table-cell/>
          <table:table-cell table:formula="of:=FACT(7)" office:value-type="float" office:value="5040" calcext:value-type="float">
            <text:p>504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2, 1, 3, 4, 6, 5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4, 6, 7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4, 7, 5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4, 7, 6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4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4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6, 4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6, 7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7, 4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7, 6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4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4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5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5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7, 4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7, 5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4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4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5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5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6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6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3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3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6, 3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6, 7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7, 3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7, 6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3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3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5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5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7, 3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7, 5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3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3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5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5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6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6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3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3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4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4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7, 3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7, 4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3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3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4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4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6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6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3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3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4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4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5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5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1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1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6, 1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6, 7, 1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7, 1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7, 6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1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1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5, 1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5, 7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7, 1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7, 5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1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1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5, 1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5, 6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6, 1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6, 5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1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1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6, 1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6, 7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7, 1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7, 6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1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1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4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4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7, 1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7, 4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1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1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4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4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6, 1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6, 4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1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1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5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5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7, 1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7, 5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1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1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4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4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7, 1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7, 4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1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1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4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4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5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5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1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1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5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5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6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6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1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1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4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4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6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6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1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1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4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4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5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5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1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1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6, 1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6, 7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7, 1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7, 6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1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1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5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5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7, 1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7, 5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1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1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5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5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6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6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1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1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3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3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7, 1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7, 3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1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1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3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3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6, 1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6, 3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1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1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3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3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7, 1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7, 3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1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1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3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3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5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5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1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1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3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3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6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6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1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1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3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3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5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5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1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1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4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4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7, 1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7, 4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1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1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4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4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6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6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1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1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3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3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7, 1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7, 3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1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1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3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3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6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6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1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1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3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3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4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4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1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1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3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3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4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4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1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1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4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4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5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5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1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1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3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3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5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5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1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1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3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3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4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4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2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2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6, 2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6, 7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7, 2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7, 6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2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2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5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5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7, 2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7, 5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2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2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5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5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6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6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2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2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4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4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7, 2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7, 4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2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2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4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4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6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6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2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2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4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4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5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5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1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1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6, 1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6, 7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7, 1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7, 6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1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1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5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5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7, 1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7, 5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1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1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5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5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6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6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1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1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4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4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7, 1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7, 4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1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1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4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4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6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6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1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1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4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4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5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5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5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5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6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6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7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7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1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1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2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2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7, 1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7, 2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1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1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2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2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6, 1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6, 2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1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1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2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2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7, 1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7, 2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1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1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2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2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5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5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1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1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2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2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6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6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1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1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2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2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5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5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4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4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6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6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7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7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1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1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2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2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7, 1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7, 2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1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1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2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2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6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6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1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1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2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2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4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4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1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1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2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2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4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4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4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4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5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5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7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7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1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1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2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2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5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5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1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1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2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2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4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4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4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4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5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5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6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6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2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2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3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3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7, 2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7, 3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2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2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3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3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6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6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2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2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3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3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5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5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5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5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6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6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7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7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1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1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3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3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7, 1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7, 3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1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1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3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3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6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6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1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1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3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3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5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5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5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5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6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6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7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7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5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5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6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6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7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7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1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1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2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2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7, 1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7, 2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1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1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2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2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6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6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1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1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2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2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5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5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3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3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6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6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7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7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2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2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6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6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7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7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1, 6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1, 7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6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6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7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7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1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1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2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2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3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3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1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1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2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2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3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3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3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3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5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5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7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7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2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2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5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5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7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7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1, 5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1, 7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5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5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7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7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1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1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2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2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3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3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3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3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5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5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6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6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2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2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5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5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6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6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1, 5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1, 6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5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5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6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6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2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2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3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3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4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4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4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4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6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6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7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7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3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3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6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6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7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7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1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1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3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3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4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4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4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4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6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6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7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7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4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4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6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6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7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7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2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2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6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6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7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7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1, 6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1, 7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6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6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7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7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1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1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2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2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4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4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3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3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6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6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7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7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2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2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6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6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7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7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3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3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6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6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7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7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1, 6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1, 7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6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6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7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7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2, 6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2, 7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6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6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7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7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1, 6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1, 7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6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6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7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7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1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1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2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2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3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3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3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3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4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4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7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7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2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2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4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4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7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7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1, 4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1, 7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4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4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7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7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2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2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3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3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7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7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1, 3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1, 7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3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3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7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7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1, 2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1, 7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2, 1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2, 7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7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7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3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3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4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4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6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6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2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2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4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4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6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6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1, 4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1, 6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4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4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6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6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2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2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3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3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6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6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1, 3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1, 6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3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3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6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6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1, 2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1, 6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2, 1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2, 6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6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6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4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4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5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5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7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7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3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3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5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5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7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7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3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3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4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4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7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7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4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4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5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5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7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7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4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4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5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5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7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7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2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2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5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5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7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7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1, 5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1, 7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5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5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7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7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2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2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4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4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7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7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1, 4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1, 7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4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4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7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7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3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3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5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5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7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7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2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2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5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5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7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7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3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3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5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5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7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7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1, 5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1, 7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5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5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7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7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2, 5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2, 7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5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5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7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7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1, 5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1, 7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5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5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7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7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2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2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3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3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7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7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1, 3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1, 7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3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3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7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7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1, 2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1, 7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2, 1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2, 7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7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7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3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3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4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4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7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7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2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2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4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4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7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7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2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2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3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3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7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7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3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3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4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4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7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7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1, 4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1, 7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4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4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7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7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1, 3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1, 7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3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3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7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7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2, 4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2, 7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4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4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7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7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1, 4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1, 7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4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4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7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7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1, 2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1, 7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2, 1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2, 7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7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7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2, 3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2, 7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3, 2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3, 7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7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7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1, 3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1, 7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3, 1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3, 7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7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7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1, 2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1, 7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2, 1, 7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2, 7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7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7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3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3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4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4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5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5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2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2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4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4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5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5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1, 4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1, 5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4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4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5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5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2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2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3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3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5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5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1, 3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1, 5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3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3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5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5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1, 2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1, 5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2, 1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2, 5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5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5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2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2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3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3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4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4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1, 3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1, 4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3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3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4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4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1, 2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1, 4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2, 1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2, 4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4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4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1, 2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1, 3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2, 1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2, 3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3, 1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3, 2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4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4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5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5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6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6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3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3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5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5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6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6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3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3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4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4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6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6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3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3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4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4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5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5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4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4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5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5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6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6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4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4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5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5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6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6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2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2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5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5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6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6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1, 5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1, 6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5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5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6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6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2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2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4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4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6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6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1, 4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1, 6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4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4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6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6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2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2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4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4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5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5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1, 4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1, 5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4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4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5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5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3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3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5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5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6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6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2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2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5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5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6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6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3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3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5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5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6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6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1, 5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1, 6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5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5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6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6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2, 5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2, 6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5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5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6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6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1, 5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1, 6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5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5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6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6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2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2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3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3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6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6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1, 3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1, 6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3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3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6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6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1, 2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1, 6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2, 1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2, 6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6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6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2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2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3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3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5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5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1, 3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1, 5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3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3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5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5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1, 2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1, 5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2, 1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2, 5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5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5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3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3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4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4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6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6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2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2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4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4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6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6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2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2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3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3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6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6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3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3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4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4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6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6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1, 4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1, 6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4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4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6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6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1, 3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1, 6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3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3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6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6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2, 4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2, 6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4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4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6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6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1, 4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1, 6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4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4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6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6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1, 2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1, 6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2, 1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2, 6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6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6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2, 3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2, 6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3, 2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3, 6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6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6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1, 3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1, 6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3, 1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3, 6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6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6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1, 2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1, 6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2, 1, 6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2, 6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6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6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2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2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3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3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4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4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1, 3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1, 4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3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3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4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4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1, 2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1, 4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2, 1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2, 4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4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4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1, 2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1, 3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2, 1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2, 3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3, 1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3, 2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3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3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4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4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5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5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2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2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4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4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5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5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2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2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3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3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5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5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2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2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3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3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4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4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3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3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4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4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5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5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1, 4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1, 5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4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4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5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5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1, 3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1, 5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3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3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5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5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1, 3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1, 4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3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3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4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4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2, 4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2, 5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4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4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5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5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1, 4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1, 5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4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4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5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5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1, 2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1, 5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2, 1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2, 5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5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5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1, 2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1, 4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2, 1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2, 4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4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4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2, 3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2, 5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3, 2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3, 5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5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5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1, 3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1, 5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3, 1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3, 5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5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5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1, 2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1, 5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2, 1, 5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2, 5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5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5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1, 2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1, 3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2, 1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2, 3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3, 1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3, 2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2, 3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2, 4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3, 2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3, 4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4, 2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4, 3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1, 3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1, 4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3, 1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3, 4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4, 1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4, 3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1, 2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1, 4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2, 1, 4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2, 4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4, 1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4, 2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1, 2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1, 3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2, 1, 3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2, 3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3, 1, 2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3, 2, 1] 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</table:table>
      <table:table table:name="Graphes" table:style-name="ta1">
        <table:shapes>
          <draw:frame draw:z-index="0" draw:style-name="gr1" draw:text-style-name="P1" svg:width="15.999cm" svg:height="8.999cm" svg:x="10.312cm" svg:y="0.904cm">
            <draw:object draw:notify-on-update-of-ranges="'Graphes-annexe'.B2:'Graphes-annexe'.B25 Graphes.A2:Graphes.A23 Graphes.B1:Graphes.B1 Graphes.B2:Graphes.B2 'Graphes-annexe'.B2:'Graphes-annexe'.B25 'Graphes-annexe'.C2:'Graphes-annexe'.C25 Graphes.C1:Graphes.C1 Graphes.C2:Graphes.C3 'Graphes-annexe'.B2:'Graphes-annexe'.B25 'Graphes-annexe'.D2:'Graphes-annexe'.D25 Graphes.D1:Graphes.D1 Graphes.D2:Graphes.D5 'Graphes-annexe'.B2:'Graphes-annexe'.B25 'Graphes-annexe'.E2:'Graphes-annexe'.E25 Graphes.E1:Graphes.E1 Graphes.E2:Graphes.E8 'Graphes-annexe'.B2:'Graphes-annexe'.B25 'Graphes-annexe'.F2:'Graphes-annexe'.F25 Graphes.F1:Graphes.F1 Graphes.F2:Graphes.F12 'Graphes-annexe'.B2:'Graphes-annexe'.B25 'Graphes-annexe'.G2:'Graphes-annexe'.G25 Graphes.G1:Graphes.G1 Graphes.G2:Graphes.G17 'Graphes-annexe'.B2:'Graphes-annexe'.B25 'Graphes-annexe'.H2:'Graphes-annexe'.H25 Graphes.H1:Graphes.H1 Graphes.H2:Graphes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number-columns-repeated="8" table:default-cell-style-name="Default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Données.C$2:$Données.C2];[.$A2])" office:value-type="float" office:value="1" calcext:value-type="float">
            <text:p>1</text:p>
          </table:table-cell>
          <table:table-cell table:formula="of:=COUNTIF([$Données.E$2:$Données.E$3];[.$A2])" office:value-type="float" office:value="1" calcext:value-type="float">
            <text:p>1</text:p>
          </table:table-cell>
          <table:table-cell table:formula="of:=COUNTIF([$Données.G$2:$Données.G$7];[.$A2])" office:value-type="float" office:value="1" calcext:value-type="float">
            <text:p>1</text:p>
          </table:table-cell>
          <table:table-cell table:formula="of:=COUNTIF([$Données.I$2:$Données.I$25];[.$A2])" office:value-type="float" office:value="1" calcext:value-type="float">
            <text:p>1</text:p>
          </table:table-cell>
          <table:table-cell table:formula="of:=COUNTIF([$Données.K$2:$Données.K$121];[.$A2])" office:value-type="float" office:value="1" calcext:value-type="float">
            <text:p>1</text:p>
          </table:table-cell>
          <table:table-cell table:formula="of:=COUNTIF([$Données.M$2:$Données.M$721];[.$A2])" office:value-type="float" office:value="1" calcext:value-type="float">
            <text:p>1</text:p>
          </table:table-cell>
          <table:table-cell table:formula="of:=COUNTIF([$Données.O$2:$Données.O$5041];[.$A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UNTIF([$Données.E$2:$Données.E$3];[.$A3])" office:value-type="float" office:value="1" calcext:value-type="float">
            <text:p>1</text:p>
          </table:table-cell>
          <table:table-cell table:formula="of:=COUNTIF([$Données.G$2:$Données.G$7];[.$A3])" office:value-type="float" office:value="2" calcext:value-type="float">
            <text:p>2</text:p>
          </table:table-cell>
          <table:table-cell table:formula="of:=COUNTIF([$Données.I$2:$Données.I$25];[.$A3])" office:value-type="float" office:value="3" calcext:value-type="float">
            <text:p>3</text:p>
          </table:table-cell>
          <table:table-cell table:formula="of:=COUNTIF([$Données.K$2:$Données.K$121];[.$A3])" office:value-type="float" office:value="4" calcext:value-type="float">
            <text:p>4</text:p>
          </table:table-cell>
          <table:table-cell table:formula="of:=COUNTIF([$Données.M$2:$Données.M$721];[.$A3])" office:value-type="float" office:value="5" calcext:value-type="float">
            <text:p>5</text:p>
          </table:table-cell>
          <table:table-cell table:formula="of:=COUNTIF([$Données.O$2:$Données.O$5041];[.$A3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COUNTIF([$Données.G$2:$Données.G$7];[.$A4])" office:value-type="float" office:value="2" calcext:value-type="float">
            <text:p>2</text:p>
          </table:table-cell>
          <table:table-cell table:formula="of:=COUNTIF([$Données.I$2:$Données.I$25];[.$A4])" office:value-type="float" office:value="5" calcext:value-type="float">
            <text:p>5</text:p>
          </table:table-cell>
          <table:table-cell table:formula="of:=COUNTIF([$Données.K$2:$Données.K$121];[.$A4])" office:value-type="float" office:value="9" calcext:value-type="float">
            <text:p>9</text:p>
          </table:table-cell>
          <table:table-cell table:formula="of:=COUNTIF([$Données.M$2:$Données.M$721];[.$A4])" office:value-type="float" office:value="14" calcext:value-type="float">
            <text:p>14</text:p>
          </table:table-cell>
          <table:table-cell table:formula="of:=COUNTIF([$Données.O$2:$Données.O$5041];[.$A4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COUNTIF([$Données.G$2:$Données.G$7];[.$A5])" office:value-type="float" office:value="1" calcext:value-type="float">
            <text:p>1</text:p>
          </table:table-cell>
          <table:table-cell table:formula="of:=COUNTIF([$Données.I$2:$Données.I$25];[.$A5])" office:value-type="float" office:value="6" calcext:value-type="float">
            <text:p>6</text:p>
          </table:table-cell>
          <table:table-cell table:formula="of:=COUNTIF([$Données.K$2:$Données.K$121];[.$A5])" office:value-type="float" office:value="15" calcext:value-type="float">
            <text:p>15</text:p>
          </table:table-cell>
          <table:table-cell table:formula="of:=COUNTIF([$Données.M$2:$Données.M$721];[.$A5])" office:value-type="float" office:value="29" calcext:value-type="float">
            <text:p>29</text:p>
          </table:table-cell>
          <table:table-cell table:formula="of:=COUNTIF([$Données.O$2:$Données.O$5041];[.$A5])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COUNTIF([$Données.I$2:$Données.I$25];[.$A6])" office:value-type="float" office:value="5" calcext:value-type="float">
            <text:p>5</text:p>
          </table:table-cell>
          <table:table-cell table:formula="of:=COUNTIF([$Données.K$2:$Données.K$121];[.$A6])" office:value-type="float" office:value="20" calcext:value-type="float">
            <text:p>20</text:p>
          </table:table-cell>
          <table:table-cell table:formula="of:=COUNTIF([$Données.M$2:$Données.M$721];[.$A6])" office:value-type="float" office:value="49" calcext:value-type="float">
            <text:p>49</text:p>
          </table:table-cell>
          <table:table-cell table:formula="of:=COUNTIF([$Données.O$2:$Données.O$5041];[.$A6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COUNTIF([$Données.I$2:$Données.I$25];[.$A7])" office:value-type="float" office:value="3" calcext:value-type="float">
            <text:p>3</text:p>
          </table:table-cell>
          <table:table-cell table:formula="of:=COUNTIF([$Données.K$2:$Données.K$121];[.$A7])" office:value-type="float" office:value="22" calcext:value-type="float">
            <text:p>22</text:p>
          </table:table-cell>
          <table:table-cell table:formula="of:=COUNTIF([$Données.M$2:$Données.M$721];[.$A7])" office:value-type="float" office:value="71" calcext:value-type="float">
            <text:p>71</text:p>
          </table:table-cell>
          <table:table-cell table:formula="of:=COUNTIF([$Données.O$2:$Données.O$5041];[.$A7])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COUNTIF([$Données.I$2:$Données.I$25];[.$A8])" office:value-type="float" office:value="1" calcext:value-type="float">
            <text:p>1</text:p>
          </table:table-cell>
          <table:table-cell table:formula="of:=COUNTIF([$Données.K$2:$Données.K$121];[.$A8])" office:value-type="float" office:value="20" calcext:value-type="float">
            <text:p>20</text:p>
          </table:table-cell>
          <table:table-cell table:formula="of:=COUNTIF([$Données.M$2:$Données.M$721];[.$A8])" office:value-type="float" office:value="90" calcext:value-type="float">
            <text:p>90</text:p>
          </table:table-cell>
          <table:table-cell table:formula="of:=COUNTIF([$Données.O$2:$Données.O$5041];[.$A8])" office:value-type="float" office:value="259" calcext:value-type="float">
            <text:p>25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formula="of:=COUNTIF([$Données.K$2:$Données.K$121];[.$A9])" office:value-type="float" office:value="15" calcext:value-type="float">
            <text:p>15</text:p>
          </table:table-cell>
          <table:table-cell table:formula="of:=COUNTIF([$Données.M$2:$Données.M$721];[.$A9])" office:value-type="float" office:value="101" calcext:value-type="float">
            <text:p>101</text:p>
          </table:table-cell>
          <table:table-cell table:formula="of:=COUNTIF([$Données.O$2:$Données.O$5041];[.$A9])" office:value-type="float" office:value="359" calcext:value-type="float">
            <text:p>35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formula="of:=COUNTIF([$Données.K$2:$Données.K$121];[.$A10])" office:value-type="float" office:value="9" calcext:value-type="float">
            <text:p>9</text:p>
          </table:table-cell>
          <table:table-cell table:formula="of:=COUNTIF([$Données.M$2:$Données.M$721];[.$A10])" office:value-type="float" office:value="101" calcext:value-type="float">
            <text:p>101</text:p>
          </table:table-cell>
          <table:table-cell table:formula="of:=COUNTIF([$Données.O$2:$Données.O$5041];[.$A10])" office:value-type="float" office:value="455" calcext:value-type="float">
            <text:p>45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formula="of:=COUNTIF([$Données.K$2:$Données.K$121];[.$A11])" office:value-type="float" office:value="4" calcext:value-type="float">
            <text:p>4</text:p>
          </table:table-cell>
          <table:table-cell table:formula="of:=COUNTIF([$Données.M$2:$Données.M$721];[.$A11])" office:value-type="float" office:value="90" calcext:value-type="float">
            <text:p>90</text:p>
          </table:table-cell>
          <table:table-cell table:formula="of:=COUNTIF([$Données.O$2:$Données.O$5041];[.$A11])" office:value-type="float" office:value="531" calcext:value-type="float">
            <text:p>53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formula="of:=COUNTIF([$Données.K$2:$Données.K$121];[.$A12])" office:value-type="float" office:value="1" calcext:value-type="float">
            <text:p>1</text:p>
          </table:table-cell>
          <table:table-cell table:formula="of:=COUNTIF([$Données.M$2:$Données.M$721];[.$A12])" office:value-type="float" office:value="71" calcext:value-type="float">
            <text:p>71</text:p>
          </table:table-cell>
          <table:table-cell table:formula="of:=COUNTIF([$Données.O$2:$Données.O$5041];[.$A12])" office:value-type="float" office:value="573" calcext:value-type="float">
            <text:p>57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formula="of:=COUNTIF([$Données.M$2:$Données.M$721];[.$A13])" office:value-type="float" office:value="49" calcext:value-type="float">
            <text:p>49</text:p>
          </table:table-cell>
          <table:table-cell table:formula="of:=COUNTIF([$Données.O$2:$Données.O$5041];[.$A13])" office:value-type="float" office:value="573" calcext:value-type="float">
            <text:p>57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formula="of:=COUNTIF([$Données.M$2:$Données.M$721];[.$A14])" office:value-type="float" office:value="29" calcext:value-type="float">
            <text:p>29</text:p>
          </table:table-cell>
          <table:table-cell table:formula="of:=COUNTIF([$Données.O$2:$Données.O$5041];[.$A14])" office:value-type="float" office:value="531" calcext:value-type="float">
            <text:p>53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COUNTIF([$Données.M$2:$Données.M$721];[.$A15])" office:value-type="float" office:value="14" calcext:value-type="float">
            <text:p>14</text:p>
          </table:table-cell>
          <table:table-cell table:formula="of:=COUNTIF([$Données.O$2:$Données.O$5041];[.$A15])" office:value-type="float" office:value="455" calcext:value-type="float">
            <text:p>45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table:formula="of:=COUNTIF([$Données.M$2:$Données.M$721];[.$A16])" office:value-type="float" office:value="5" calcext:value-type="float">
            <text:p>5</text:p>
          </table:table-cell>
          <table:table-cell table:formula="of:=COUNTIF([$Données.O$2:$Données.O$5041];[.$A16])" office:value-type="float" office:value="359" calcext:value-type="float">
            <text:p>35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formula="of:=COUNTIF([$Données.M$2:$Données.M$721];[.$A17])" office:value-type="float" office:value="1" calcext:value-type="float">
            <text:p>1</text:p>
          </table:table-cell>
          <table:table-cell table:formula="of:=COUNTIF([$Données.O$2:$Données.O$5041];[.$A17])" office:value-type="float" office:value="259" calcext:value-type="float">
            <text:p>25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table:formula="of:=COUNTIF([$Données.O$2:$Données.O$5041];[.$A18])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formula="of:=COUNTIF([$Données.O$2:$Données.O$5041];[.$A19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table:formula="of:=COUNTIF([$Données.O$2:$Données.O$5041];[.$A20])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table:formula="of:=COUNTIF([$Données.O$2:$Données.O$5041];[.$A21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formula="of:=COUNTIF([$Données.O$2:$Données.O$5041];[.$A22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table:formula="of:=COUNTIF([$Données.O$2:$Données.O$5041];[.$A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y=</text:p>
          </table:table-cell>
          <table:table-cell table:formula="of:=AVERAGE([.B2:.B23])" office:value-type="float" office:value="1" calcext:value-type="float">
            <text:p>1</text:p>
          </table:table-cell>
          <table:table-cell table:formula="of:=AVERAGE([.C2:.C23])" office:value-type="float" office:value="1" calcext:value-type="float">
            <text:p>1</text:p>
          </table:table-cell>
          <table:table-cell table:formula="of:=AVERAGE([.D2:.D23])" office:value-type="float" office:value="1.5" calcext:value-type="float">
            <text:p>1,5</text:p>
          </table:table-cell>
          <table:table-cell table:formula="of:=AVERAGE([.E2:.E23])" office:value-type="float" office:value="3.42857142857143" calcext:value-type="float">
            <text:p>3,42857142857143</text:p>
          </table:table-cell>
          <table:table-cell table:formula="of:=AVERAGE([.F2:.F23])" office:value-type="float" office:value="10.9090909090909" calcext:value-type="float">
            <text:p>10,9090909090909</text:p>
          </table:table-cell>
          <table:table-cell table:formula="of:=AVERAGE([.G2:.G23])" office:value-type="float" office:value="45" calcext:value-type="float">
            <text:p>45</text:p>
          </table:table-cell>
          <table:table-cell table:formula="of:=AVERAGE([.H2:.H23])" office:value-type="float" office:value="229.090909090909" calcext:value-type="float">
            <text:p>229,090909090909</text:p>
          </table:table-cell>
          <table:table-cell table:number-columns-repeated="1016"/>
        </table:table-row>
      </table:table>
      <table:table table:name="Graphes-annexe" table:style-name="ta1"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20" number:min-decimal-places="20" number:min-integer-digits="1"/>
    </number:number-style>
    <number:number-style style:name="N113">
      <number:number number:decimal-places="19" number:min-decimal-places="19" number:min-integer-digits="1"/>
    </number:number-style>
    <number:number-style style:name="N112">
      <number:number number:decimal-places="18" number:min-decimal-places="18" number:min-integer-digits="1"/>
    </number:number-style>
    <number:number-style style:name="N111">
      <number:number number:decimal-places="17" number:min-decimal-places="17" number:min-integer-digits="1"/>
    </number:number-style>
    <number:number-style style:name="N110">
      <number:number number:decimal-places="16" number:min-decimal-places="16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0:25:21.726263627</meta:creation-date>
    <dc:date>2023-02-08T20:38:11.917868380</dc:date>
    <meta:editing-duration>PT9H49M51S</meta:editing-duration>
    <meta:editing-cycles>17</meta:editing-cycles>
    <meta:generator>LibreOffice/7.3.7.2$Linux_X86_64 LibreOffice_project/30$Build-2</meta:generator>
    <meta:document-statistic meta:table-count="3" meta:cell-count="121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legend chart:legend-position="end" svg:x="15.06cm" svg:y="2.707cm" style:legend-expansion="high" chart:style-name="ch2"/>
        <chart:plot-area chart:style-name="ch3" table:cell-range-address="'Graphes-annexe'.B2:'Graphes-annexe'.H25 Graphes.A2:Graphes.A23 Graphes.B1:Graphes.B2 Graphes.C1:Graphes.C3 Graphes.D1:Graphes.D5 Graphes.E1:Graphes.E8 Graphes.F1:Graphes.F12 Graphes.G1:Graphes.G17 Graphes.H1:Graphes.H23" chart:data-source-has-labels="row" svg:x="0.32cm" svg:y="0.18cm" svg:width="14.42cm" svg:height="8.64cm">
          <chart:coordinate-region svg:x="0.941cm" svg:y="0.379cm" svg:width="13.7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es.B2:Graphes.B2" chart:label-cell-address="Graphes.B1:Graphes.B1" chart:class="chart:bubble">
            <chart:domain table:cell-range-address="Graphes.A2:Graphes.A23"/>
            <chart:domain table:cell-range-address="'Graphes-annexe'.B2:'Graphes-annexe'.B25"/>
            <chart:data-point chart:repeated="24"/>
          </chart:series>
          <chart:series chart:style-name="ch8" chart:values-cell-range-address="Graphes.C2:Graphes.C3" chart:label-cell-address="Graphes.C1:Graphes.C1" chart:class="chart:bubble">
            <chart:domain table:cell-range-address="'Graphes-annexe'.C2:'Graphes-annexe'.C25"/>
            <chart:data-point chart:repeated="24"/>
          </chart:series>
          <chart:series chart:style-name="ch9" chart:values-cell-range-address="Graphes.D2:Graphes.D5" chart:label-cell-address="Graphes.D1:Graphes.D1" chart:class="chart:bubble">
            <chart:domain table:cell-range-address="'Graphes-annexe'.D2:'Graphes-annexe'.D25"/>
            <chart:data-point chart:repeated="24"/>
          </chart:series>
          <chart:series chart:style-name="ch10" chart:values-cell-range-address="Graphes.E2:Graphes.E8" chart:label-cell-address="Graphes.E1:Graphes.E1" chart:class="chart:bubble">
            <chart:domain table:cell-range-address="'Graphes-annexe'.E2:'Graphes-annexe'.E25"/>
            <chart:data-point chart:repeated="24"/>
          </chart:series>
          <chart:series chart:style-name="ch11" chart:values-cell-range-address="Graphes.F2:Graphes.F12" chart:label-cell-address="Graphes.F1:Graphes.F1" chart:class="chart:bubble">
            <chart:domain table:cell-range-address="'Graphes-annexe'.F2:'Graphes-annexe'.F25"/>
            <chart:data-point chart:repeated="24"/>
          </chart:series>
          <chart:series chart:style-name="ch12" chart:values-cell-range-address="Graphes.G2:Graphes.G17" chart:label-cell-address="Graphes.G1:Graphes.G1" chart:class="chart:bubble">
            <chart:domain table:cell-range-address="'Graphes-annexe'.G2:'Graphes-annexe'.G25"/>
            <chart:data-point chart:repeated="24"/>
          </chart:series>
          <chart:series chart:style-name="ch13" chart:values-cell-range-address="Graphes.H2:Graphes.H23" chart:label-cell-address="Graphes.H1:Graphes.H1" chart:class="chart:bubble">
            <chart:domain table:cell-range-address="'Graphes-annexe'.H2:'Graphes-annexe'.H25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Graphes.B1:Graphes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</text:p>
                <draw:g>
                  <svg:desc>Graphes.C1:Graphes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3</text:p>
                <draw:g>
                  <svg:desc>Graphes.D1:Graphes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</text:p>
                <draw:g>
                  <svg:desc>Graphes.E1:Graphes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5</text:p>
                <draw:g>
                  <svg:desc>Graphes.F1:Graphes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</text:p>
                <draw:g>
                  <svg:desc>Graphes.G1:Graphes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7</text:p>
                <draw:g>
                  <svg:desc>Graphes.H1:Graphe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phes-annexe'.B2:'Graphes-annexe'.B25</svg:desc>
                </draw:g>
              </table:table-cell>
              <table:table-cell office:value-type="float" office:value="0">
                <text:p>0</text:p>
                <draw:g>
                  <svg:desc>Graphes.A2:Graphes.A23</svg:desc>
                </draw:g>
              </table:table-cell>
              <table:table-cell office:value-type="float" office:value="1">
                <text:p>1</text:p>
                <draw:g>
                  <svg:desc>Graphes.B2:Graphes.B2</svg:desc>
                </draw:g>
              </table:table-cell>
              <table:table-cell office:value-type="float" office:value="2">
                <text:p>2</text:p>
                <draw:g>
                  <svg:desc>'Graphes-annexe'.C2:'Graphes-annexe'.C25</svg:desc>
                </draw:g>
              </table:table-cell>
              <table:table-cell office:value-type="float" office:value="1">
                <text:p>1</text:p>
                <draw:g>
                  <svg:desc>Graphes.C2:Graphes.C3</svg:desc>
                </draw:g>
              </table:table-cell>
              <table:table-cell office:value-type="float" office:value="3">
                <text:p>3</text:p>
                <draw:g>
                  <svg:desc>'Graphes-annexe'.D2:'Graphes-annexe'.D25</svg:desc>
                </draw:g>
              </table:table-cell>
              <table:table-cell office:value-type="float" office:value="1">
                <text:p>1</text:p>
                <draw:g>
                  <svg:desc>Graphes.D2:Graphes.D5</svg:desc>
                </draw:g>
              </table:table-cell>
              <table:table-cell office:value-type="float" office:value="4">
                <text:p>4</text:p>
                <draw:g>
                  <svg:desc>'Graphes-annexe'.E2:'Graphes-annexe'.E25</svg:desc>
                </draw:g>
              </table:table-cell>
              <table:table-cell office:value-type="float" office:value="1">
                <text:p>1</text:p>
                <draw:g>
                  <svg:desc>Graphes.E2:Graphes.E8</svg:desc>
                </draw:g>
              </table:table-cell>
              <table:table-cell office:value-type="float" office:value="5">
                <text:p>5</text:p>
                <draw:g>
                  <svg:desc>'Graphes-annexe'.F2:'Graphes-annexe'.F25</svg:desc>
                </draw:g>
              </table:table-cell>
              <table:table-cell office:value-type="float" office:value="1">
                <text:p>1</text:p>
                <draw:g>
                  <svg:desc>Graphes.F2:Graphes.F12</svg:desc>
                </draw:g>
              </table:table-cell>
              <table:table-cell office:value-type="float" office:value="6">
                <text:p>6</text:p>
                <draw:g>
                  <svg:desc>'Graphes-annexe'.G2:'Graphes-annexe'.G25</svg:desc>
                </draw:g>
              </table:table-cell>
              <table:table-cell office:value-type="float" office:value="1">
                <text:p>1</text:p>
                <draw:g>
                  <svg:desc>Graphes.G2:Graphes.G17</svg:desc>
                </draw:g>
              </table:table-cell>
              <table:table-cell office:value-type="float" office:value="7">
                <text:p>7</text:p>
                <draw:g>
                  <svg:desc>'Graphes-annexe'.H2:'Graphes-annexe'.H25</svg:desc>
                </draw:g>
              </table:table-cell>
              <table:table-cell office:value-type="float" office:value="1">
                <text:p>1</text:p>
                <draw:g>
                  <svg:desc>Graphes.H2:Graphes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